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Mangal1" svg:font-family="Mangal"/>
    <style:font-face style:name="Liberation Sans1" svg:font-family="'Liberation Sans'" style:font-pitch="variable"/>
    <style:font-face style:name="Liberation Serif1" svg:font-family="'Liberation Serif'" style:font-pitch="variable"/>
    <style:font-face style:name="Mangal" svg:font-family="Mangal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3.293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1.223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2.697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3.705cm" fo:padding-top="0cm" fo:padding-bottom="0cm" fo:padding-left="0cm" fo:padding-right="0cm"/>
    </style:style>
    <style:style style:name="gr5" style:family="graphic" style:parent-style-name="standard">
      <style:graphic-properties draw:stroke="solid" svg:stroke-width="0.035cm" svg:stroke-color="#000000" draw:fill="solid" draw:fill-color="#000000" fo:padding-top="0.017cm" fo:padding-bottom="0.017cm" fo:padding-left="0.017cm" fo:padding-right="0.017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3.074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6.058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3.451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2.51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2.26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1.286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1.473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1.757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1.16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4.992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939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626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1.1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2.098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156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style:font-name="Liberation Sans2" fo:font-size="16pt" fo:font-weight="bold" style:font-size-asian="16pt" style:font-name-complex="Liberation Sans2" style:font-size-complex="16pt" style:font-weight-complex="bold"/>
    </style:style>
    <style:style style:name="T2" style:family="text">
      <style:text-properties fo:color="#000000" style:font-name="Liberation Sans2" fo:font-size="16pt" style:font-size-asian="16pt" style:font-name-complex="Liberation Sans2" style:font-size-complex="16pt"/>
    </style:style>
    <style:style style:name="T3" style:family="text">
      <style:text-properties fo:color="#000000" style:font-name="Mangal1" fo:font-size="16pt" style:font-size-asian="16pt" style:font-name-complex="Mangal1" style:font-size-complex="16pt"/>
    </style:style>
    <style:style style:name="T4" style:family="text">
      <style:text-properties fo:color="#000000" style:font-name="Liberation Sans2" fo:font-size="12pt" style:font-size-asian="12pt" style:font-name-complex="Liberation Sans2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layer="layout" svg:width="3.444cm" svg:height="0.628cm" svg:x="3.006cm" svg:y="2.577cm">
          <draw:text-box>
            <text:p text:style-name="P1"><text:span text:style-name="T1">Data Source </text:span></text:p>
          </draw:text-box>
        </draw:frame>
        <draw:frame draw:style-name="gr2" draw:layer="layout" svg:width="1.378cm" svg:height="0.628cm" svg:x="9.319cm" svg:y="2.577cm">
          <draw:text-box>
            <text:p text:style-name="P1"><text:span text:style-name="T1">Data </text:span></text:p>
          </draw:text-box>
        </draw:frame>
        <draw:frame draw:style-name="gr3" draw:layer="layout" svg:width="2.847cm" svg:height="0.628cm" svg:x="12.824cm" svg:y="2.577cm">
          <draw:text-box>
            <text:p text:style-name="P1"><text:span text:style-name="T1">Data Type </text:span></text:p>
          </draw:text-box>
        </draw:frame>
        <draw:frame draw:style-name="gr4" draw:layer="layout" svg:width="3.85cm" svg:height="0.628cm" svg:x="18.294cm" svg:y="2.577cm">
          <draw:text-box>
            <text:p text:style-name="P1"><text:span text:style-name="T1">Data Example </text:span></text:p>
          </draw:text-box>
        </draw:frame>
        <draw:polygon draw:style-name="gr5" draw:layer="layout" svg:width="0.017cm" svg:height="0.017cm" svg:x="1.282cm" svg:y="2.54cm" svg:viewBox="0 0 18 18" draw:points="0,18 18,18 18,0 0,0">
          <text:p/>
        </draw:polygon>
        <draw:polygon draw:style-name="gr5" draw:layer="layout" svg:width="0.017cm" svg:height="0.017cm" svg:x="1.282cm" svg:y="2.54cm" svg:viewBox="0 0 18 18" draw:points="0,18 18,18 18,0 0,0">
          <text:p/>
        </draw:polygon>
        <draw:polygon draw:style-name="gr5" draw:layer="layout" svg:width="6.706cm" svg:height="0.017cm" svg:x="1.299cm" svg:y="2.54cm" svg:viewBox="0 0 6707 18" draw:points="0,18 6707,18 6707,0 0,0">
          <text:p/>
        </draw:polygon>
        <draw:polygon draw:style-name="gr5" draw:layer="layout" svg:width="0.017cm" svg:height="0.017cm" svg:x="8.005cm" svg:y="2.54cm" svg:viewBox="0 0 18 18" draw:points="0,18 18,18 18,0 0,0">
          <text:p/>
        </draw:polygon>
        <draw:polygon draw:style-name="gr5" draw:layer="layout" svg:width="3.82cm" svg:height="0.017cm" svg:x="8.022cm" svg:y="2.54cm" svg:viewBox="0 0 3821 18" draw:points="0,18 3821,18 3821,0 0,0">
          <text:p/>
        </draw:polygon>
        <draw:polygon draw:style-name="gr5" draw:layer="layout" svg:width="0.017cm" svg:height="0.017cm" svg:x="11.842cm" svg:y="2.54cm" svg:viewBox="0 0 18 18" draw:points="0,18 18,18 18,0 0,0">
          <text:p/>
        </draw:polygon>
        <draw:polygon draw:style-name="gr5" draw:layer="layout" svg:width="4.632cm" svg:height="0.017cm" svg:x="11.859cm" svg:y="2.54cm" svg:viewBox="0 0 4633 18" draw:points="0,18 4633,18 4633,0 0,0">
          <text:p/>
        </draw:polygon>
        <draw:polygon draw:style-name="gr5" draw:layer="layout" svg:width="0.017cm" svg:height="0.017cm" svg:x="16.491cm" svg:y="2.54cm" svg:viewBox="0 0 18 18" draw:points="0,18 18,18 18,0 0,0">
          <text:p/>
        </draw:polygon>
        <draw:polygon draw:style-name="gr5" draw:layer="layout" svg:width="7.278cm" svg:height="0.017cm" svg:x="16.508cm" svg:y="2.54cm" svg:viewBox="0 0 7279 18" draw:points="0,18 7279,18 7279,0 0,0">
          <text:p/>
        </draw:polygon>
        <draw:polygon draw:style-name="gr5" draw:layer="layout" svg:width="0.017cm" svg:height="0.017cm" svg:x="23.786cm" svg:y="2.54cm" svg:viewBox="0 0 18 18" draw:points="0,18 18,18 18,0 0,0">
          <text:p/>
        </draw:polygon>
        <draw:polygon draw:style-name="gr5" draw:layer="layout" svg:width="4.488cm" svg:height="0.017cm" svg:x="23.803cm" svg:y="2.54cm" svg:viewBox="0 0 4489 18" draw:points="0,18 4489,18 4489,0 0,0">
          <text:p/>
        </draw:polygon>
        <draw:polygon draw:style-name="gr5" draw:layer="layout" svg:width="0.017cm" svg:height="0.017cm" svg:x="28.291cm" svg:y="2.54cm" svg:viewBox="0 0 18 18" draw:points="0,18 18,18 18,0 0,0">
          <text:p/>
        </draw:polygon>
        <draw:polygon draw:style-name="gr5" draw:layer="layout" svg:width="0.017cm" svg:height="0.017cm" svg:x="28.291cm" svg:y="2.54cm" svg:viewBox="0 0 18 18" draw:points="0,18 18,18 18,0 0,0">
          <text:p/>
        </draw:polygon>
        <draw:polygon draw:style-name="gr5" draw:layer="layout" svg:width="0.017cm" svg:height="0.978cm" svg:x="1.282cm" svg:y="2.557cm" svg:viewBox="0 0 18 979" draw:points="0,979 18,979 18,0 0,0">
          <text:p/>
        </draw:polygon>
        <draw:polygon draw:style-name="gr5" draw:layer="layout" svg:width="0.017cm" svg:height="0.978cm" svg:x="8.005cm" svg:y="2.557cm" svg:viewBox="0 0 18 979" draw:points="0,979 18,979 18,0 0,0">
          <text:p/>
        </draw:polygon>
        <draw:polygon draw:style-name="gr5" draw:layer="layout" svg:width="0.017cm" svg:height="0.978cm" svg:x="11.842cm" svg:y="2.557cm" svg:viewBox="0 0 18 979" draw:points="0,979 18,979 18,0 0,0">
          <text:p/>
        </draw:polygon>
        <draw:polygon draw:style-name="gr5" draw:layer="layout" svg:width="0.017cm" svg:height="0.978cm" svg:x="16.491cm" svg:y="2.557cm" svg:viewBox="0 0 18 979" draw:points="0,979 18,979 18,0 0,0">
          <text:p/>
        </draw:polygon>
        <draw:polygon draw:style-name="gr5" draw:layer="layout" svg:width="0.017cm" svg:height="0.978cm" svg:x="23.786cm" svg:y="2.557cm" svg:viewBox="0 0 18 979" draw:points="0,979 18,979 18,0 0,0">
          <text:p/>
        </draw:polygon>
        <draw:polygon draw:style-name="gr5" draw:layer="layout" svg:width="0.017cm" svg:height="0.978cm" svg:x="28.291cm" svg:y="2.557cm" svg:viewBox="0 0 18 979" draw:points="0,979 18,979 18,0 0,0">
          <text:p/>
        </draw:polygon>
        <draw:frame draw:style-name="gr6" draw:layer="layout" svg:width="3.219cm" svg:height="0.628cm" svg:x="24.506cm" svg:y="2.577cm">
          <draw:text-box>
            <text:p text:style-name="P1"><text:span text:style-name="T1">Destination </text:span></text:p>
          </draw:text-box>
        </draw:frame>
        <draw:frame draw:style-name="gr7" draw:layer="layout" svg:width="0.159cm" svg:height="0.628cm" svg:x="4.653cm" svg:y="3.576cm">
          <draw:text-box>
            <text:p text:style-name="P1"><text:span text:style-name="T2"><text:s/></text:span></text:p>
          </draw:text-box>
        </draw:frame>
        <draw:frame draw:style-name="gr7" draw:layer="layout" svg:width="0.159cm" svg:height="0.628cm" svg:x="4.653cm" svg:y="4.224cm">
          <draw:text-box>
            <text:p text:style-name="P1"><text:span text:style-name="T2"><text:s/></text:span></text:p>
          </draw:text-box>
        </draw:frame>
        <draw:frame draw:style-name="gr7" draw:layer="layout" svg:width="0.159cm" svg:height="0.628cm" svg:x="4.653cm" svg:y="4.871cm">
          <draw:text-box>
            <text:p text:style-name="P1"><text:span text:style-name="T2"><text:s/></text:span></text:p>
          </draw:text-box>
        </draw:frame>
        <draw:frame draw:style-name="gr7" draw:layer="layout" svg:width="0.159cm" svg:height="0.628cm" svg:x="4.653cm" svg:y="5.523cm">
          <draw:text-box>
            <text:p text:style-name="P1"><text:span text:style-name="T2"><text:s/></text:span></text:p>
          </draw:text-box>
        </draw:frame>
        <draw:frame draw:style-name="gr8" draw:layer="layout" svg:width="6.212cm" svg:height="0.628cm" svg:x="1.625cm" svg:y="6.172cm">
          <draw:text-box>
            <text:p text:style-name="P1"><text:span text:style-name="T2">Employee inputting data </text:span></text:p>
          </draw:text-box>
        </draw:frame>
        <draw:frame draw:style-name="gr7" draw:layer="layout" svg:width="0.159cm" svg:height="0.628cm" svg:x="9.928cm" svg:y="3.576cm">
          <draw:text-box>
            <text:p text:style-name="P1"><text:span text:style-name="T2"><text:s/></text:span></text:p>
          </draw:text-box>
        </draw:frame>
        <draw:frame draw:style-name="gr9" draw:layer="layout" svg:width="3.605cm" svg:height="0.628cm" svg:x="8.204cm" svg:y="4.224cm">
          <draw:text-box>
            <text:p text:style-name="P1"><text:span text:style-name="T2">ProductName </text:span></text:p>
          </draw:text-box>
        </draw:frame>
        <draw:frame draw:style-name="gr7" draw:layer="layout" svg:width="0.159cm" svg:height="0.628cm" svg:x="9.928cm" svg:y="4.871cm">
          <draw:text-box>
            <text:p text:style-name="P1"><text:span text:style-name="T2"><text:s/></text:span></text:p>
          </draw:text-box>
        </draw:frame>
        <draw:frame draw:style-name="gr10" draw:layer="layout" svg:width="2.665cm" svg:height="0.628cm" svg:x="8.675cm" svg:y="5.523cm">
          <draw:text-box>
            <text:p text:style-name="P1"><text:span text:style-name="T2">ProductID </text:span></text:p>
          </draw:text-box>
        </draw:frame>
        <draw:frame draw:style-name="gr7" draw:layer="layout" svg:width="0.159cm" svg:height="0.628cm" svg:x="9.928cm" svg:y="6.172cm">
          <draw:text-box>
            <text:p text:style-name="P1"><text:span text:style-name="T2"><text:s/></text:span></text:p>
          </draw:text-box>
        </draw:frame>
        <draw:frame draw:style-name="gr11" draw:layer="layout" svg:width="2.415cm" svg:height="0.628cm" svg:x="8.879cm" svg:y="6.82cm">
          <draw:text-box>
            <text:p text:style-name="P1"><text:span text:style-name="T2">Quantity <text:s/></text:span></text:p>
          </draw:text-box>
        </draw:frame>
        <draw:frame draw:style-name="gr7" draw:layer="layout" svg:width="0.159cm" svg:height="0.628cm" svg:x="9.928cm" svg:y="7.472cm">
          <draw:text-box>
            <text:p text:style-name="P1"><text:span text:style-name="T2"><text:s/></text:span></text:p>
          </draw:text-box>
        </draw:frame>
        <draw:frame draw:style-name="gr12" draw:layer="layout" svg:width="1.446cm" svg:height="0.628cm" svg:x="9.285cm" svg:y="8.119cm">
          <draw:text-box>
            <text:p text:style-name="P1"><text:span text:style-name="T2">Price </text:span></text:p>
          </draw:text-box>
        </draw:frame>
        <draw:frame draw:style-name="gr7" draw:layer="layout" svg:width="0.159cm" svg:height="0.628cm" svg:x="9.928cm" svg:y="8.767cm">
          <draw:text-box>
            <text:p text:style-name="P1"><text:span text:style-name="T2"><text:s/></text:span></text:p>
          </draw:text-box>
        </draw:frame>
        <draw:frame draw:style-name="gr7" draw:layer="layout" svg:width="0.159cm" svg:height="0.628cm" svg:x="14.175cm" svg:y="3.576cm">
          <draw:text-box>
            <text:p text:style-name="P1"><text:span text:style-name="T2"><text:s/></text:span></text:p>
          </draw:text-box>
        </draw:frame>
        <draw:frame draw:style-name="gr13" draw:layer="layout" svg:width="1.632cm" svg:height="0.628cm" svg:x="13.438cm" svg:y="4.224cm">
          <draw:text-box>
            <text:p text:style-name="P1"><text:span text:style-name="T2">String </text:span></text:p>
          </draw:text-box>
        </draw:frame>
        <draw:frame draw:style-name="gr7" draw:layer="layout" svg:width="0.159cm" svg:height="0.628cm" svg:x="14.175cm" svg:y="4.871cm">
          <draw:text-box>
            <text:p text:style-name="P1"><text:span text:style-name="T2"><text:s/></text:span></text:p>
          </draw:text-box>
        </draw:frame>
        <draw:frame draw:style-name="gr14" draw:layer="layout" svg:width="1.911cm" svg:height="0.628cm" svg:x="13.294cm" svg:y="5.523cm">
          <draw:text-box>
            <text:p text:style-name="P1"><text:span text:style-name="T2">Integer </text:span></text:p>
          </draw:text-box>
        </draw:frame>
        <draw:frame draw:style-name="gr7" draw:layer="layout" svg:width="0.159cm" svg:height="0.628cm" svg:x="14.175cm" svg:y="6.172cm">
          <draw:text-box>
            <text:p text:style-name="P1"><text:span text:style-name="T2"><text:s/></text:span></text:p>
          </draw:text-box>
        </draw:frame>
        <draw:frame draw:style-name="gr14" draw:layer="layout" svg:width="1.911cm" svg:height="0.628cm" svg:x="13.294cm" svg:y="6.82cm">
          <draw:text-box>
            <text:p text:style-name="P1"><text:span text:style-name="T2">Integer </text:span></text:p>
          </draw:text-box>
        </draw:frame>
        <draw:frame draw:style-name="gr7" draw:layer="layout" svg:width="0.159cm" svg:height="0.628cm" svg:x="14.175cm" svg:y="7.472cm">
          <draw:text-box>
            <text:p text:style-name="P1"><text:span text:style-name="T2"><text:s/></text:span></text:p>
          </draw:text-box>
        </draw:frame>
        <draw:frame draw:style-name="gr15" draw:layer="layout" svg:width="1.319cm" svg:height="0.628cm" svg:x="13.594cm" svg:y="8.119cm">
          <draw:text-box>
            <text:p text:style-name="P1"><text:span text:style-name="T2">Real </text:span></text:p>
          </draw:text-box>
        </draw:frame>
        <draw:frame draw:style-name="gr7" draw:layer="layout" svg:width="0.159cm" svg:height="0.628cm" svg:x="14.175cm" svg:y="8.767cm">
          <draw:text-box>
            <text:p text:style-name="P1"><text:span text:style-name="T2"><text:s/></text:span></text:p>
          </draw:text-box>
        </draw:frame>
        <draw:frame draw:style-name="gr7" draw:layer="layout" svg:width="0.159cm" svg:height="0.628cm" svg:x="20.149cm" svg:y="3.576cm">
          <draw:text-box>
            <text:p text:style-name="P1"><text:span text:style-name="T2"><text:s/></text:span></text:p>
          </draw:text-box>
        </draw:frame>
        <draw:frame draw:style-name="gr16" draw:layer="layout" svg:width="5.141cm" svg:height="0.628cm" svg:x="17.651cm" svg:y="4.224cm">
          <draw:text-box>
            <text:p text:style-name="P1"><text:span text:style-name="T2">Pedigree Joint Care </text:span></text:p>
          </draw:text-box>
        </draw:frame>
        <draw:frame draw:style-name="gr7" draw:layer="layout" svg:width="0.159cm" svg:height="0.628cm" svg:x="20.149cm" svg:y="4.871cm">
          <draw:text-box>
            <text:p text:style-name="P1"><text:span text:style-name="T2"><text:s/></text:span></text:p>
          </draw:text-box>
        </draw:frame>
        <draw:frame draw:style-name="gr17" draw:layer="layout" svg:width="1.098cm" svg:height="0.628cm" svg:x="19.68cm" svg:y="5.523cm">
          <draw:text-box>
            <text:p text:style-name="P1"><text:span text:style-name="T2">326 </text:span></text:p>
          </draw:text-box>
        </draw:frame>
        <draw:frame draw:style-name="gr7" draw:layer="layout" svg:width="0.159cm" svg:height="0.628cm" svg:x="20.149cm" svg:y="6.172cm">
          <draw:text-box>
            <text:p text:style-name="P1"><text:span text:style-name="T2"><text:s/></text:span></text:p>
          </draw:text-box>
        </draw:frame>
        <draw:frame draw:style-name="gr18" draw:layer="layout" svg:width="0.785cm" svg:height="0.628cm" svg:x="19.836cm" svg:y="6.82cm">
          <draw:text-box>
            <text:p text:style-name="P1"><text:span text:style-name="T2">20 </text:span></text:p>
          </draw:text-box>
        </draw:frame>
        <draw:frame draw:style-name="gr7" draw:layer="layout" svg:width="0.159cm" svg:height="0.628cm" svg:x="20.149cm" svg:y="7.472cm">
          <draw:text-box>
            <text:p text:style-name="P1"><text:span text:style-name="T2"><text:s/></text:span></text:p>
          </draw:text-box>
        </draw:frame>
        <draw:frame draw:style-name="gr19" draw:layer="layout" svg:width="1.255cm" svg:height="0.628cm" svg:x="19.599cm" svg:y="8.119cm">
          <draw:text-box>
            <text:p text:style-name="P1"><text:span text:style-name="T2">3.99 </text:span></text:p>
          </draw:text-box>
        </draw:frame>
        <draw:frame draw:style-name="gr7" draw:layer="layout" svg:width="0.159cm" svg:height="0.628cm" svg:x="20.149cm" svg:y="8.767cm">
          <draw:text-box>
            <text:p text:style-name="P1"><text:span text:style-name="T2"><text:s/></text:span></text:p>
          </draw:text-box>
        </draw:frame>
        <draw:frame draw:style-name="gr7" draw:layer="layout" svg:width="0.286cm" svg:height="1.034cm" svg:x="23.113cm" svg:y="9.225cm">
          <draw:text-box>
            <text:p text:style-name="P1"><text:span text:style-name="T3"><text:s/></text:span></text:p>
          </draw:text-box>
        </draw:frame>
        <draw:frame draw:style-name="gr7" draw:layer="layout" svg:width="0.159cm" svg:height="0.628cm" svg:x="20.149cm" svg:y="10.067cm">
          <draw:text-box>
            <text:p text:style-name="P1"><text:span text:style-name="T2"><text:s/></text:span></text:p>
          </draw:text-box>
        </draw:frame>
        <draw:frame draw:style-name="gr7" draw:layer="layout" svg:width="0.159cm" svg:height="0.628cm" svg:x="26.043cm" svg:y="3.576cm">
          <draw:text-box>
            <text:p text:style-name="P1"><text:span text:style-name="T2"><text:s/></text:span></text:p>
          </draw:text-box>
        </draw:frame>
        <draw:frame draw:style-name="gr7" draw:layer="layout" svg:width="0.159cm" svg:height="0.628cm" svg:x="26.043cm" svg:y="4.224cm">
          <draw:text-box>
            <text:p text:style-name="P1"><text:span text:style-name="T2"><text:s/></text:span></text:p>
          </draw:text-box>
        </draw:frame>
        <draw:frame draw:style-name="gr7" draw:layer="layout" svg:width="0.159cm" svg:height="0.628cm" svg:x="26.043cm" svg:y="4.871cm">
          <draw:text-box>
            <text:p text:style-name="P1"><text:span text:style-name="T2"><text:s/></text:span></text:p>
          </draw:text-box>
        </draw:frame>
        <draw:frame draw:style-name="gr7" draw:layer="layout" svg:width="0.159cm" svg:height="0.628cm" svg:x="26.043cm" svg:y="5.523cm">
          <draw:text-box>
            <text:p text:style-name="P1"><text:span text:style-name="T2"><text:s/></text:span></text:p>
          </draw:text-box>
        </draw:frame>
        <draw:frame draw:style-name="gr20" draw:layer="layout" svg:width="2.415cm" svg:height="0.628cm" svg:x="24.836cm" svg:y="6.172cm">
          <draw:text-box>
            <text:p text:style-name="P1"><text:span text:style-name="T2">Database</text:span></text:p>
          </draw:text-box>
        </draw:frame>
        <draw:frame draw:style-name="gr7" draw:layer="layout" svg:width="0.286cm" svg:height="1.034cm" svg:x="27.254cm" svg:y="5.983cm">
          <draw:text-box>
            <text:p text:style-name="P1"><text:span text:style-name="T3"><text:s/></text:span></text:p>
          </draw:text-box>
        </draw:frame>
        <draw:frame draw:style-name="gr7" draw:layer="layout" svg:width="0.159cm" svg:height="0.628cm" svg:x="26.043cm" svg:y="6.82cm">
          <draw:text-box>
            <text:p text:style-name="P1"><text:span text:style-name="T2"><text:s/></text:span></text:p>
          </draw:text-box>
        </draw:frame>
        <draw:polygon draw:style-name="gr5" draw:layer="layout" svg:width="0.017cm" svg:height="0.017cm" svg:x="1.282cm" svg:y="3.535cm" svg:viewBox="0 0 18 18" draw:points="0,18 18,18 18,0 0,0">
          <text:p/>
        </draw:polygon>
        <draw:polygon draw:style-name="gr5" draw:layer="layout" svg:width="6.706cm" svg:height="0.017cm" svg:x="1.299cm" svg:y="3.535cm" svg:viewBox="0 0 6707 18" draw:points="0,18 6707,18 6707,0 0,0">
          <text:p/>
        </draw:polygon>
        <draw:polygon draw:style-name="gr5" draw:layer="layout" svg:width="0.017cm" svg:height="0.017cm" svg:x="8.005cm" svg:y="3.535cm" svg:viewBox="0 0 18 18" draw:points="0,18 18,18 18,0 0,0">
          <text:p/>
        </draw:polygon>
        <draw:polygon draw:style-name="gr5" draw:layer="layout" svg:width="3.82cm" svg:height="0.017cm" svg:x="8.022cm" svg:y="3.535cm" svg:viewBox="0 0 3821 18" draw:points="0,18 3821,18 3821,0 0,0">
          <text:p/>
        </draw:polygon>
        <draw:polygon draw:style-name="gr5" draw:layer="layout" svg:width="0.017cm" svg:height="0.017cm" svg:x="11.842cm" svg:y="3.535cm" svg:viewBox="0 0 18 18" draw:points="0,18 18,18 18,0 0,0">
          <text:p/>
        </draw:polygon>
        <draw:polygon draw:style-name="gr5" draw:layer="layout" svg:width="4.632cm" svg:height="0.017cm" svg:x="11.859cm" svg:y="3.535cm" svg:viewBox="0 0 4633 18" draw:points="0,18 4633,18 4633,0 0,0">
          <text:p/>
        </draw:polygon>
        <draw:polygon draw:style-name="gr5" draw:layer="layout" svg:width="0.017cm" svg:height="0.017cm" svg:x="16.491cm" svg:y="3.535cm" svg:viewBox="0 0 18 18" draw:points="0,18 18,18 18,0 0,0">
          <text:p/>
        </draw:polygon>
        <draw:polygon draw:style-name="gr5" draw:layer="layout" svg:width="7.278cm" svg:height="0.017cm" svg:x="16.508cm" svg:y="3.535cm" svg:viewBox="0 0 7279 18" draw:points="0,18 7279,18 7279,0 0,0">
          <text:p/>
        </draw:polygon>
        <draw:polygon draw:style-name="gr5" draw:layer="layout" svg:width="0.017cm" svg:height="0.017cm" svg:x="23.786cm" svg:y="3.535cm" svg:viewBox="0 0 18 18" draw:points="0,18 18,18 18,0 0,0">
          <text:p/>
        </draw:polygon>
        <draw:polygon draw:style-name="gr5" draw:layer="layout" svg:width="4.488cm" svg:height="0.017cm" svg:x="23.803cm" svg:y="3.535cm" svg:viewBox="0 0 4489 18" draw:points="0,18 4489,18 4489,0 0,0">
          <text:p/>
        </draw:polygon>
        <draw:polygon draw:style-name="gr5" draw:layer="layout" svg:width="0.017cm" svg:height="0.017cm" svg:x="28.291cm" svg:y="3.535cm" svg:viewBox="0 0 18 18" draw:points="0,18 18,18 18,0 0,0">
          <text:p/>
        </draw:polygon>
        <draw:polygon draw:style-name="gr5" draw:layer="layout" svg:width="0.017cm" svg:height="7.143cm" svg:x="1.282cm" svg:y="3.552cm" svg:viewBox="0 0 18 7144" draw:points="0,7144 18,7144 18,0 0,0">
          <text:p/>
        </draw:polygon>
        <draw:polygon draw:style-name="gr5" draw:layer="layout" svg:width="0.017cm" svg:height="0.018cm" svg:x="1.282cm" svg:y="10.695cm" svg:viewBox="0 0 18 19" draw:points="0,19 18,19 18,0 0,0">
          <text:p/>
        </draw:polygon>
        <draw:polygon draw:style-name="gr5" draw:layer="layout" svg:width="0.017cm" svg:height="0.018cm" svg:x="1.282cm" svg:y="10.695cm" svg:viewBox="0 0 18 19" draw:points="0,19 18,19 18,0 0,0">
          <text:p/>
        </draw:polygon>
        <draw:polygon draw:style-name="gr5" draw:layer="layout" svg:width="6.706cm" svg:height="0.018cm" svg:x="1.299cm" svg:y="10.695cm" svg:viewBox="0 0 6707 19" draw:points="0,19 6707,19 6707,0 0,0">
          <text:p/>
        </draw:polygon>
        <draw:polygon draw:style-name="gr5" draw:layer="layout" svg:width="0.017cm" svg:height="7.143cm" svg:x="8.005cm" svg:y="3.552cm" svg:viewBox="0 0 18 7144" draw:points="0,7144 18,7144 18,0 0,0">
          <text:p/>
        </draw:polygon>
        <draw:polygon draw:style-name="gr5" draw:layer="layout" svg:width="0.017cm" svg:height="0.018cm" svg:x="8.005cm" svg:y="10.695cm" svg:viewBox="0 0 18 19" draw:points="0,19 18,19 18,0 0,0">
          <text:p/>
        </draw:polygon>
        <draw:polygon draw:style-name="gr5" draw:layer="layout" svg:width="3.82cm" svg:height="0.018cm" svg:x="8.022cm" svg:y="10.695cm" svg:viewBox="0 0 3821 19" draw:points="0,19 3821,19 3821,0 0,0">
          <text:p/>
        </draw:polygon>
        <draw:polygon draw:style-name="gr5" draw:layer="layout" svg:width="0.017cm" svg:height="7.143cm" svg:x="11.842cm" svg:y="3.552cm" svg:viewBox="0 0 18 7144" draw:points="0,7144 18,7144 18,0 0,0">
          <text:p/>
        </draw:polygon>
        <draw:polygon draw:style-name="gr5" draw:layer="layout" svg:width="0.017cm" svg:height="0.018cm" svg:x="11.842cm" svg:y="10.695cm" svg:viewBox="0 0 18 19" draw:points="0,19 18,19 18,0 0,0">
          <text:p/>
        </draw:polygon>
        <draw:polygon draw:style-name="gr5" draw:layer="layout" svg:width="4.632cm" svg:height="0.018cm" svg:x="11.859cm" svg:y="10.695cm" svg:viewBox="0 0 4633 19" draw:points="0,19 4633,19 4633,0 0,0">
          <text:p/>
        </draw:polygon>
        <draw:polygon draw:style-name="gr5" draw:layer="layout" svg:width="0.017cm" svg:height="7.143cm" svg:x="16.491cm" svg:y="3.552cm" svg:viewBox="0 0 18 7144" draw:points="0,7144 18,7144 18,0 0,0">
          <text:p/>
        </draw:polygon>
        <draw:polygon draw:style-name="gr5" draw:layer="layout" svg:width="0.017cm" svg:height="0.018cm" svg:x="16.491cm" svg:y="10.695cm" svg:viewBox="0 0 18 19" draw:points="0,19 18,19 18,0 0,0">
          <text:p/>
        </draw:polygon>
        <draw:polygon draw:style-name="gr5" draw:layer="layout" svg:width="7.278cm" svg:height="0.018cm" svg:x="16.508cm" svg:y="10.695cm" svg:viewBox="0 0 7279 19" draw:points="0,19 7279,19 7279,0 0,0">
          <text:p/>
        </draw:polygon>
        <draw:polygon draw:style-name="gr5" draw:layer="layout" svg:width="0.017cm" svg:height="7.143cm" svg:x="23.786cm" svg:y="3.552cm" svg:viewBox="0 0 18 7144" draw:points="0,7144 18,7144 18,0 0,0">
          <text:p/>
        </draw:polygon>
        <draw:polygon draw:style-name="gr5" draw:layer="layout" svg:width="0.017cm" svg:height="0.018cm" svg:x="23.786cm" svg:y="10.695cm" svg:viewBox="0 0 18 19" draw:points="0,19 18,19 18,0 0,0">
          <text:p/>
        </draw:polygon>
        <draw:polygon draw:style-name="gr5" draw:layer="layout" svg:width="4.488cm" svg:height="0.018cm" svg:x="23.803cm" svg:y="10.695cm" svg:viewBox="0 0 4489 19" draw:points="0,19 4489,19 4489,0 0,0">
          <text:p/>
        </draw:polygon>
        <draw:polygon draw:style-name="gr5" draw:layer="layout" svg:width="0.017cm" svg:height="7.143cm" svg:x="28.291cm" svg:y="3.552cm" svg:viewBox="0 0 18 7144" draw:points="0,7144 18,7144 18,0 0,0">
          <text:p/>
        </draw:polygon>
        <draw:polygon draw:style-name="gr5" draw:layer="layout" svg:width="0.017cm" svg:height="0.018cm" svg:x="28.291cm" svg:y="10.695cm" svg:viewBox="0 0 18 19" draw:points="0,19 18,19 18,0 0,0">
          <text:p/>
        </draw:polygon>
        <draw:polygon draw:style-name="gr5" draw:layer="layout" svg:width="0.017cm" svg:height="0.018cm" svg:x="28.291cm" svg:y="10.695cm" svg:viewBox="0 0 18 19" draw:points="0,19 18,19 18,0 0,0">
          <text:p/>
        </draw:polygon>
        <draw:frame draw:style-name="gr21" draw:layer="layout" svg:width="0.315cm" svg:height="0.628cm" svg:x="26.043cm" svg:y="7.472cm">
          <draw:text-box>
            <text:p text:style-name="P1"><text:span text:style-name="T2"><text:s text:c="2"/></text:span></text:p>
          </draw:text-box>
        </draw:frame>
        <draw:frame draw:style-name="gr22" draw:layer="layout" svg:width="0.121cm" svg:height="0.475cm" svg:x="14.853cm" svg:y="10.727cm">
          <draw:text-box>
            <text:p text:style-name="P1"><text:span text:style-name="T4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/>
    <style:font-face style:name="Mangal1" svg:font-family="Mangal"/>
    <style:font-face style:name="Liberation Sans1" svg:font-family="'Liberation Sans'" style:font-pitch="variable"/>
    <style:font-face style:name="Liberation Serif1" svg:font-family="'Liberation Serif'" style:font-pitch="variable"/>
    <style:font-face style:name="Mangal" svg:font-family="Mangal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5cm" fo:margin-bottom="1cm" fo:margin-left="1.2cm" fo:margin-right="1cm" fo:page-width="29.701cm" fo:page-height="21.00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10-03T10:46:41.047000000</dc:date>
    <meta:document-statistic meta:object-count="97"/>
    <meta:generator>LibreOffice/4.2.5.2$Windows_x86 LibreOffice_project/61cb170a04bb1f12e77c884eab9192be736ec5f5</meta:generator>
  </office:meta>
</office:document-meta>
</file>